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52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RF05_summar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_s</text:p>
          </table:table-cell>
          <table:table-cell office:value-type="string" calcext:value-type="string">
            <text:p>AverageLWC_g_m3</text:p>
          </table:table-cell>
          <table:table-cell office:value-type="string" calcext:value-type="string">
            <text:p>Average_meanDiam</text:p>
          </table:table-cell>
          <table:table-cell office:value-type="string" calcext:value-type="string">
            <text:p>AverageLat</text:p>
          </table:table-cell>
          <table:table-cell office:value-type="string" calcext:value-type="string">
            <text:p>AverageLon</text:p>
          </table:table-cell>
          <table:table-cell office:value-type="string" calcext:value-type="string">
            <text:p>AverageAlt</text:p>
          </table:table-cell>
          <table:table-cell office:value-type="string" calcext:value-type="string">
            <text:p>AverageTemp</text:p>
          </table:table-cell>
          <table:table-cell office:value-type="string" calcext:value-type="string">
            <text:p>MaxUpdraft</text:p>
          </table:table-cell>
          <table:table-cell office:value-type="string" calcext:value-type="string">
            <text:p>MeanUpdraft</text:p>
          </table:table-cell>
          <table:table-cell office:value-type="string" calcext:value-type="string">
            <text:p>AbsoluteHumidity</text:p>
          </table:table-cell>
          <table:table-cell office:value-type="string" calcext:value-type="string">
            <text:p>MixingRatio</text:p>
          </table:table-cell>
          <table:table-cell office:value-type="string" calcext:value-type="string">
            <text:p>StaticPres_hPa</text:p>
          </table:table-cell>
          <table:table-cell office:value-type="string" calcext:value-type="string">
            <text:p>InCloud_Flag</text:p>
          </table:table-cell>
          <table:table-cell office:value-type="string" calcext:value-type="string">
            <text:p>HoloData_Flag</text:p>
          </table:table-cell>
          <table:table-cell/>
        </table:table-row>
        <table:table-row table:style-name="ro1">
          <table:table-cell office:value-type="string" calcext:value-type="string">
            <text:p>09-Jun-2021 21:17:28</text:p>
          </table:table-cell>
          <table:table-cell office:value-type="string" calcext:value-type="string">
            <text:p>09-Jun-2021 21:17:32</text:p>
          </table:table-cell>
          <table:table-cell office:value-type="float" office:value="5" calcext:value-type="float">
            <text:p>5</text:p>
          </table:table-cell>
          <table:table-cell office:value-type="float" office:value="0.0174832472577691" calcext:value-type="float">
            <text:p>0.0174832472577691</text:p>
          </table:table-cell>
          <table:table-cell office:value-type="float" office:value="4.06413335800171" calcext:value-type="float">
            <text:p>4.06413335800171</text:p>
          </table:table-cell>
          <table:table-cell office:value-type="float" office:value="44.8097640991211" calcext:value-type="float">
            <text:p>44.8097640991211</text:p>
          </table:table-cell>
          <table:table-cell office:value-type="float" office:value="-99.3854141235352" calcext:value-type="float">
            <text:p>-99.3854141235352</text:p>
          </table:table-cell>
          <table:table-cell office:value-type="float" office:value="1608.41616210937" calcext:value-type="float">
            <text:p>1608.41616210937</text:p>
          </table:table-cell>
          <table:table-cell office:value-type="float" office:value="22.0024120330811" calcext:value-type="float">
            <text:p>22.0024120330811</text:p>
          </table:table-cell>
          <table:table-cell office:value-type="float" office:value="4.13577795028687" calcext:value-type="float">
            <text:p>4.13577795028687</text:p>
          </table:table-cell>
          <table:table-cell office:value-type="float" office:value="3.72024879455566" calcext:value-type="float">
            <text:p>3.72024879455566</text:p>
          </table:table-cell>
          <table:table-cell office:value-type="float" office:value="17.0995998382568" calcext:value-type="float">
            <text:p>17.0995998382568</text:p>
          </table:table-cell>
          <table:table-cell office:value-type="float" office:value="17.713516998291" calcext:value-type="float">
            <text:p>17.713516998291</text:p>
          </table:table-cell>
          <table:table-cell office:value-type="float" office:value="841.199877929688" calcext:value-type="float">
            <text:p>841.19987792968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loudbase: 2100 m</text:p>
          </table:table-cell>
        </table:table-row>
        <table:table-row table:style-name="ro1">
          <table:table-cell office:value-type="string" calcext:value-type="string">
            <text:p>09-Jun-2021 21:21:50</text:p>
          </table:table-cell>
          <table:table-cell office:value-type="string" calcext:value-type="string">
            <text:p>09-Jun-2021 21:21:53</text:p>
          </table:table-cell>
          <table:table-cell office:value-type="float" office:value="4" calcext:value-type="float">
            <text:p>4</text:p>
          </table:table-cell>
          <table:table-cell office:value-type="float" office:value="0.0110705050756223" calcext:value-type="float">
            <text:p>0.0110705050756223</text:p>
          </table:table-cell>
          <table:table-cell office:value-type="float" office:value="3.49989575147629" calcext:value-type="float">
            <text:p>3.49989575147629</text:p>
          </table:table-cell>
          <table:table-cell office:value-type="float" office:value="44.9214162826538" calcext:value-type="float">
            <text:p>44.9214162826538</text:p>
          </table:table-cell>
          <table:table-cell office:value-type="float" office:value="-98.9372978210449" calcext:value-type="float">
            <text:p>-98.9372978210449</text:p>
          </table:table-cell>
          <table:table-cell office:value-type="float" office:value="1611.74893188477" calcext:value-type="float">
            <text:p>1611.74893188477</text:p>
          </table:table-cell>
          <table:table-cell office:value-type="float" office:value="21.4825572967529" calcext:value-type="float">
            <text:p>21.4825572967529</text:p>
          </table:table-cell>
          <table:table-cell office:value-type="float" office:value="4.40237236022949" calcext:value-type="float">
            <text:p>4.40237236022949</text:p>
          </table:table-cell>
          <table:table-cell office:value-type="float" office:value="3.86206597089767" calcext:value-type="float">
            <text:p>3.86206597089767</text:p>
          </table:table-cell>
          <table:table-cell office:value-type="float" office:value="29.365339756012" calcext:value-type="float">
            <text:p>29.365339756012</text:p>
          </table:table-cell>
          <table:table-cell office:value-type="float" office:value="31.0051169395447" calcext:value-type="float">
            <text:p>31.0051169395447</text:p>
          </table:table-cell>
          <table:table-cell office:value-type="float" office:value="841.010864257812" calcext:value-type="float">
            <text:p>841.010864257812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style-name="ce1" office:value-type="string" calcext:value-type="string">
            <text:p>09-Jun-2021 21:27:27</text:p>
          </table:table-cell>
          <table:table-cell table:style-name="ce1" office:value-type="string" calcext:value-type="string">
            <text:p>09-Jun-2021 21:27: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609249863773584" calcext:value-type="float">
            <text:p>0.00609249863773584</text:p>
          </table:table-cell>
          <table:table-cell table:style-name="ce1" office:value-type="float" office:value="4.63702383041382" calcext:value-type="float">
            <text:p>4.63702383041382</text:p>
          </table:table-cell>
          <table:table-cell table:style-name="ce1" office:value-type="float" office:value="44.8933662414551" calcext:value-type="float">
            <text:p>44.8933662414551</text:p>
          </table:table-cell>
          <table:table-cell table:style-name="ce1" office:value-type="float" office:value="-98.8311630249023" calcext:value-type="float">
            <text:p>-98.8311630249023</text:p>
          </table:table-cell>
          <table:table-cell table:style-name="ce1" office:value-type="float" office:value="2098.9646484375" calcext:value-type="float">
            <text:p>2098.9646484375</text:p>
          </table:table-cell>
          <table:table-cell table:style-name="ce1" office:value-type="float" office:value="16.7764724731445" calcext:value-type="float">
            <text:p>16.7764724731445</text:p>
          </table:table-cell>
          <table:table-cell table:style-name="ce1" office:value-type="float" office:value="4.43847465515137" calcext:value-type="float">
            <text:p>4.43847465515137</text:p>
          </table:table-cell>
          <table:table-cell table:style-name="ce1" office:value-type="float" office:value="3.66294536590576" calcext:value-type="float">
            <text:p>3.66294536590576</text:p>
          </table:table-cell>
          <table:table-cell table:style-name="ce1" office:value-type="float" office:value="41.3047256469727" calcext:value-type="float">
            <text:p>41.3047256469727</text:p>
          </table:table-cell>
          <table:table-cell table:style-name="ce1" office:value-type="float" office:value="46.4782073974609" calcext:value-type="float">
            <text:p>46.4782073974609</text:p>
          </table:table-cell>
          <table:table-cell table:style-name="ce1" office:value-type="float" office:value="794.94306640625" calcext:value-type="float">
            <text:p>794.94306640625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* cloudbase pass</text:p>
          </table:table-cell>
        </table:table-row>
        <table:table-row table:style-name="ro1">
          <table:table-cell office:value-type="string" calcext:value-type="string">
            <text:p>09-Jun-2021 21:43:17</text:p>
          </table:table-cell>
          <table:table-cell office:value-type="string" calcext:value-type="string">
            <text:p>09-Jun-2021 21:43:21</text:p>
          </table:table-cell>
          <table:table-cell office:value-type="float" office:value="5" calcext:value-type="float">
            <text:p>5</text:p>
          </table:table-cell>
          <table:table-cell office:value-type="float" office:value="0.53254027068615" calcext:value-type="float">
            <text:p>0.53254027068615</text:p>
          </table:table-cell>
          <table:table-cell office:value-type="float" office:value="7.40216550827026" calcext:value-type="float">
            <text:p>7.40216550827026</text:p>
          </table:table-cell>
          <table:table-cell office:value-type="float" office:value="44.9108276367188" calcext:value-type="float">
            <text:p>44.9108276367188</text:p>
          </table:table-cell>
          <table:table-cell office:value-type="float" office:value="-98.7379730224609" calcext:value-type="float">
            <text:p>-98.7379730224609</text:p>
          </table:table-cell>
          <table:table-cell office:value-type="float" office:value="4838.4833984375" calcext:value-type="float">
            <text:p>4838.4833984375</text:p>
          </table:table-cell>
          <table:table-cell office:value-type="float" office:value="-3.10131731033325" calcext:value-type="float">
            <text:p>-3.10131731033325</text:p>
          </table:table-cell>
          <table:table-cell office:value-type="float" office:value="7.6948561668396" calcext:value-type="float">
            <text:p>7.6948561668396</text:p>
          </table:table-cell>
          <table:table-cell office:value-type="float" office:value="5.27477607727051" calcext:value-type="float">
            <text:p>5.27477607727051</text:p>
          </table:table-cell>
          <table:table-cell office:value-type="float" office:value="4.05285172462463" calcext:value-type="float">
            <text:p>4.05285172462463</text:p>
          </table:table-cell>
          <table:table-cell office:value-type="float" office:value="5.55305986404419" calcext:value-type="float">
            <text:p>5.55305986404419</text:p>
          </table:table-cell>
          <table:table-cell office:value-type="float" office:value="570.859094238281" calcext:value-type="float">
            <text:p>570.859094238281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9-Jun-2021 21:43:34</text:p>
          </table:table-cell>
          <table:table-cell office:value-type="string" calcext:value-type="string">
            <text:p>09-Jun-2021 21:43:37</text:p>
          </table:table-cell>
          <table:table-cell office:value-type="float" office:value="4" calcext:value-type="float">
            <text:p>4</text:p>
          </table:table-cell>
          <table:table-cell office:value-type="float" office:value="1.34128198027611" calcext:value-type="float">
            <text:p>1.34128198027611</text:p>
          </table:table-cell>
          <table:table-cell office:value-type="float" office:value="10.1605143547058" calcext:value-type="float">
            <text:p>10.1605143547058</text:p>
          </table:table-cell>
          <table:table-cell office:value-type="float" office:value="44.9335746765137" calcext:value-type="float">
            <text:p>44.9335746765137</text:p>
          </table:table-cell>
          <table:table-cell office:value-type="float" office:value="-98.7475414276123" calcext:value-type="float">
            <text:p>-98.7475414276123</text:p>
          </table:table-cell>
          <table:table-cell office:value-type="float" office:value="4830.70471191406" calcext:value-type="float">
            <text:p>4830.70471191406</text:p>
          </table:table-cell>
          <table:table-cell office:value-type="float" office:value="-0.391491733491421" calcext:value-type="float">
            <text:p>-0.391491733491421</text:p>
          </table:table-cell>
          <table:table-cell office:value-type="float" office:value="9.52504920959473" calcext:value-type="float">
            <text:p>9.52504920959473</text:p>
          </table:table-cell>
          <table:table-cell office:value-type="float" office:value="6.63308960199356" calcext:value-type="float">
            <text:p>6.63308960199356</text:p>
          </table:table-cell>
          <table:table-cell office:value-type="float" office:value="5.08747148513794" calcext:value-type="float">
            <text:p>5.08747148513794</text:p>
          </table:table-cell>
          <table:table-cell office:value-type="float" office:value="7.04555642604828" calcext:value-type="float">
            <text:p>7.04555642604828</text:p>
          </table:table-cell>
          <table:table-cell office:value-type="float" office:value="571.846725463867" calcext:value-type="float">
            <text:p>571.846725463867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09-Jun-2021 21:43:52</text:p>
          </table:table-cell>
          <table:table-cell table:style-name="ce2" office:value-type="string" calcext:value-type="string">
            <text:p>09-Jun-2021 21:43:5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382212433032691" calcext:value-type="float">
            <text:p>0.00382212433032691</text:p>
          </table:table-cell>
          <table:table-cell table:style-name="ce2" office:value-type="float" office:value="1.76124995946884" calcext:value-type="float">
            <text:p>1.76124995946884</text:p>
          </table:table-cell>
          <table:table-cell table:style-name="ce2" office:value-type="float" office:value="44.9580354690552" calcext:value-type="float">
            <text:p>44.9580354690552</text:p>
          </table:table-cell>
          <table:table-cell table:style-name="ce2" office:value-type="float" office:value="-98.7567024230957" calcext:value-type="float">
            <text:p>-98.7567024230957</text:p>
          </table:table-cell>
          <table:table-cell table:style-name="ce2" office:value-type="float" office:value="4827.00793457031" calcext:value-type="float">
            <text:p>4827.00793457031</text:p>
          </table:table-cell>
          <table:table-cell table:style-name="ce2" office:value-type="float" office:value="0.0732335047796369" calcext:value-type="float">
            <text:p>0.0732335047796369</text:p>
          </table:table-cell>
          <table:table-cell table:style-name="ce2" office:value-type="float" office:value="5.83575868606567" calcext:value-type="float">
            <text:p>5.83575868606567</text:p>
          </table:table-cell>
          <table:table-cell table:style-name="ce2" office:value-type="float" office:value="4.41746383905411" calcext:value-type="float">
            <text:p>4.41746383905411</text:p>
          </table:table-cell>
          <table:table-cell table:style-name="ce2" office:value-type="float" office:value="3.67823678255081" calcext:value-type="float">
            <text:p>3.67823678255081</text:p>
          </table:table-cell>
          <table:table-cell table:style-name="ce2" office:value-type="float" office:value="5.0849632024765" calcext:value-type="float">
            <text:p>5.0849632024765</text:p>
          </table:table-cell>
          <table:table-cell table:style-name="ce2" office:value-type="float" office:value="571.987319946289" calcext:value-type="float">
            <text:p>571.987319946289</text:p>
          </table:table-cell>
          <table:table-cell table:number-columns-repeated="2" table:style-name="ce2" office:value-type="string" calcext:value-type="string">
            <text:p>No</text:p>
          </table:table-cell>
          <table:table-cell office:value-type="string" calcext:value-type="string">
            <text:p>not in cloud nor below cloud base</text:p>
          </table:table-cell>
        </table:table-row>
        <table:table-row table:style-name="ro1">
          <table:table-cell office:value-type="string" calcext:value-type="string">
            <text:p>09-Jun-2021 22:08:39</text:p>
          </table:table-cell>
          <table:table-cell office:value-type="string" calcext:value-type="string">
            <text:p>09-Jun-2021 22:08:44</text:p>
          </table:table-cell>
          <table:table-cell office:value-type="float" office:value="6" calcext:value-type="float">
            <text:p>6</text:p>
          </table:table-cell>
          <table:table-cell office:value-type="float" office:value="0.00732223937908808" calcext:value-type="float">
            <text:p>0.00732223937908808</text:p>
          </table:table-cell>
          <table:table-cell office:value-type="float" office:value="4.86365274588267" calcext:value-type="float">
            <text:p>4.86365274588267</text:p>
          </table:table-cell>
          <table:table-cell office:value-type="float" office:value="44.9308179219564" calcext:value-type="float">
            <text:p>44.9308179219564</text:p>
          </table:table-cell>
          <table:table-cell office:value-type="float" office:value="-98.9721450805664" calcext:value-type="float">
            <text:p>-98.9721450805664</text:p>
          </table:table-cell>
          <table:table-cell office:value-type="float" office:value="1601.13562011719" calcext:value-type="float">
            <text:p>1601.13562011719</text:p>
          </table:table-cell>
          <table:table-cell office:value-type="float" office:value="22.758189201355" calcext:value-type="float">
            <text:p>22.758189201355</text:p>
          </table:table-cell>
          <table:table-cell office:value-type="float" office:value="4.98515796661377" calcext:value-type="float">
            <text:p>4.98515796661377</text:p>
          </table:table-cell>
          <table:table-cell office:value-type="float" office:value="4.08325978120168" calcext:value-type="float">
            <text:p>4.08325978120168</text:p>
          </table:table-cell>
          <table:table-cell office:value-type="float" office:value="11.7120560010274" calcext:value-type="float">
            <text:p>11.7120560010274</text:p>
          </table:table-cell>
          <table:table-cell office:value-type="float" office:value="12.0517649650574" calcext:value-type="float">
            <text:p>12.0517649650574</text:p>
          </table:table-cell>
          <table:table-cell office:value-type="float" office:value="841.483489990234" calcext:value-type="float">
            <text:p>841.483489990234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9-Jun-2021 22:09:18</text:p>
          </table:table-cell>
          <table:table-cell office:value-type="string" calcext:value-type="string">
            <text:p>09-Jun-2021 22:09:21</text:p>
          </table:table-cell>
          <table:table-cell office:value-type="float" office:value="4" calcext:value-type="float">
            <text:p>4</text:p>
          </table:table-cell>
          <table:table-cell office:value-type="float" office:value="0.0017493795894552" calcext:value-type="float">
            <text:p>0.0017493795894552</text:p>
          </table:table-cell>
          <table:table-cell office:value-type="float" office:value="4.84437501430511" calcext:value-type="float">
            <text:p>4.84437501430511</text:p>
          </table:table-cell>
          <table:table-cell office:value-type="float" office:value="44.8867740631104" calcext:value-type="float">
            <text:p>44.8867740631104</text:p>
          </table:table-cell>
          <table:table-cell office:value-type="float" office:value="-98.9780693054199" calcext:value-type="float">
            <text:p>-98.9780693054199</text:p>
          </table:table-cell>
          <table:table-cell office:value-type="float" office:value="1600.55737304688" calcext:value-type="float">
            <text:p>1600.55737304688</text:p>
          </table:table-cell>
          <table:table-cell office:value-type="float" office:value="22.6648697853088" calcext:value-type="float">
            <text:p>22.6648697853088</text:p>
          </table:table-cell>
          <table:table-cell office:value-type="float" office:value="4.63830518722534" calcext:value-type="float">
            <text:p>4.63830518722534</text:p>
          </table:table-cell>
          <table:table-cell office:value-type="float" office:value="3.96250820159912" calcext:value-type="float">
            <text:p>3.96250820159912</text:p>
          </table:table-cell>
          <table:table-cell office:value-type="float" office:value="12.0605299472809" calcext:value-type="float">
            <text:p>12.0605299472809</text:p>
          </table:table-cell>
          <table:table-cell office:value-type="float" office:value="12.4053566455841" calcext:value-type="float">
            <text:p>12.4053566455841</text:p>
          </table:table-cell>
          <table:table-cell office:value-type="float" office:value="842.027008056641" calcext:value-type="float">
            <text:p>842.027008056641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9-Jun-2021 22:09:25</text:p>
          </table:table-cell>
          <table:table-cell office:value-type="string" calcext:value-type="string">
            <text:p>09-Jun-2021 22:09:27</text:p>
          </table:table-cell>
          <table:table-cell office:value-type="float" office:value="3" calcext:value-type="float">
            <text:p>3</text:p>
          </table:table-cell>
          <table:table-cell office:value-type="float" office:value="0.00348112747694055" calcext:value-type="float">
            <text:p>0.00348112747694055</text:p>
          </table:table-cell>
          <table:table-cell office:value-type="float" office:value="1.05833331743876" calcext:value-type="float">
            <text:p>1.05833331743876</text:p>
          </table:table-cell>
          <table:table-cell office:value-type="float" office:value="44.8791122436523" calcext:value-type="float">
            <text:p>44.8791122436523</text:p>
          </table:table-cell>
          <table:table-cell office:value-type="float" office:value="-98.9790903727214" calcext:value-type="float">
            <text:p>-98.9790903727214</text:p>
          </table:table-cell>
          <table:table-cell office:value-type="float" office:value="1596.68994140625" calcext:value-type="float">
            <text:p>1596.68994140625</text:p>
          </table:table-cell>
          <table:table-cell office:value-type="float" office:value="22.7414245605469" calcext:value-type="float">
            <text:p>22.7414245605469</text:p>
          </table:table-cell>
          <table:table-cell office:value-type="float" office:value="3.80928015708923" calcext:value-type="float">
            <text:p>3.80928015708923</text:p>
          </table:table-cell>
          <table:table-cell office:value-type="float" office:value="3.51010775566101" calcext:value-type="float">
            <text:p>3.51010775566101</text:p>
          </table:table-cell>
          <table:table-cell office:value-type="float" office:value="11.9379666646322" calcext:value-type="float">
            <text:p>11.9379666646322</text:p>
          </table:table-cell>
          <table:table-cell office:value-type="float" office:value="12.275595664978" calcext:value-type="float">
            <text:p>12.275595664978</text:p>
          </table:table-cell>
          <table:table-cell office:value-type="float" office:value="842.32421875" calcext:value-type="float">
            <text:p>842.32421875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9-Jun-2021 22:21:31</text:p>
          </table:table-cell>
          <table:table-cell office:value-type="string" calcext:value-type="string">
            <text:p>09-Jun-2021 22:21:34</text:p>
          </table:table-cell>
          <table:table-cell office:value-type="float" office:value="4" calcext:value-type="float">
            <text:p>4</text:p>
          </table:table-cell>
          <table:table-cell office:value-type="float" office:value="0.00340253388276324" calcext:value-type="float">
            <text:p>0.00340253388276324</text:p>
          </table:table-cell>
          <table:table-cell office:value-type="float" office:value="4.29999995231628" calcext:value-type="float">
            <text:p>4.29999995231628</text:p>
          </table:table-cell>
          <table:table-cell office:value-type="float" office:value="44.7814254760742" calcext:value-type="float">
            <text:p>44.7814254760742</text:p>
          </table:table-cell>
          <table:table-cell office:value-type="float" office:value="-98.9619483947754" calcext:value-type="float">
            <text:p>-98.9619483947754</text:p>
          </table:table-cell>
          <table:table-cell office:value-type="float" office:value="1601.22796630859" calcext:value-type="float">
            <text:p>1601.22796630859</text:p>
          </table:table-cell>
          <table:table-cell office:value-type="float" office:value="22.942054271698" calcext:value-type="float">
            <text:p>22.942054271698</text:p>
          </table:table-cell>
          <table:table-cell office:value-type="float" office:value="3.92896223068237" calcext:value-type="float">
            <text:p>3.92896223068237</text:p>
          </table:table-cell>
          <table:table-cell office:value-type="float" office:value="3.61903196573257" calcext:value-type="float">
            <text:p>3.61903196573257</text:p>
          </table:table-cell>
          <table:table-cell office:value-type="float" office:value="11.8994019031525" calcext:value-type="float">
            <text:p>11.8994019031525</text:p>
          </table:table-cell>
          <table:table-cell office:value-type="float" office:value="12.256671667099" calcext:value-type="float">
            <text:p>12.256671667099</text:p>
          </table:table-cell>
          <table:table-cell office:value-type="float" office:value="841.441375732422" calcext:value-type="float">
            <text:p>841.441375732422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9-Jun-2021 22:27:21</text:p>
          </table:table-cell>
          <table:table-cell office:value-type="string" calcext:value-type="string">
            <text:p>09-Jun-2021 22:27: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63749996821086" calcext:value-type="float">
            <text:p>3.63749996821086</text:p>
          </table:table-cell>
          <table:table-cell office:value-type="float" office:value="45.0430514017741" calcext:value-type="float">
            <text:p>45.0430514017741</text:p>
          </table:table-cell>
          <table:table-cell office:value-type="float" office:value="-98.8721516927083" calcext:value-type="float">
            <text:p>-98.8721516927083</text:p>
          </table:table-cell>
          <table:table-cell office:value-type="float" office:value="1608.11775716146" calcext:value-type="float">
            <text:p>1608.11775716146</text:p>
          </table:table-cell>
          <table:table-cell office:value-type="float" office:value="22.783894220988" calcext:value-type="float">
            <text:p>22.783894220988</text:p>
          </table:table-cell>
          <table:table-cell office:value-type="float" office:value="3.66970920562744" calcext:value-type="float">
            <text:p>3.66970920562744</text:p>
          </table:table-cell>
          <table:table-cell office:value-type="float" office:value="3.38540983200073" calcext:value-type="float">
            <text:p>3.38540983200073</text:p>
          </table:table-cell>
          <table:table-cell office:value-type="float" office:value="12.5365565617879" calcext:value-type="float">
            <text:p>12.5365565617879</text:p>
          </table:table-cell>
          <table:table-cell office:value-type="float" office:value="12.9295171101888" calcext:value-type="float">
            <text:p>12.9295171101888</text:p>
          </table:table-cell>
          <table:table-cell office:value-type="float" office:value="840.812723795573" calcext:value-type="float">
            <text:p>840.812723795573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style-name="ce2" office:value-type="string" calcext:value-type="string">
            <text:p>09-Jun-2021 22:32:49</text:p>
          </table:table-cell>
          <table:table-cell table:style-name="ce2" office:value-type="string" calcext:value-type="string">
            <text:p>09-Jun-2021 22:32: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44394990739723" calcext:value-type="float">
            <text:p>0.0044394990739723</text:p>
          </table:table-cell>
          <table:table-cell table:style-name="ce2" office:value-type="float" office:value="5.00933345158895" calcext:value-type="float">
            <text:p>5.00933345158895</text:p>
          </table:table-cell>
          <table:table-cell table:style-name="ce2" office:value-type="float" office:value="44.7852910359701" calcext:value-type="float">
            <text:p>44.7852910359701</text:p>
          </table:table-cell>
          <table:table-cell table:style-name="ce2" office:value-type="float" office:value="-99.2547556559245" calcext:value-type="float">
            <text:p>-99.2547556559245</text:p>
          </table:table-cell>
          <table:table-cell table:style-name="ce2" office:value-type="float" office:value="1615.92781575521" calcext:value-type="float">
            <text:p>1615.92781575521</text:p>
          </table:table-cell>
          <table:table-cell table:style-name="ce2" office:value-type="float" office:value="22.811559677124" calcext:value-type="float">
            <text:p>22.811559677124</text:p>
          </table:table-cell>
          <table:table-cell table:style-name="ce2" office:value-type="float" office:value="4.69394636154175" calcext:value-type="float">
            <text:p>4.69394636154175</text:p>
          </table:table-cell>
          <table:table-cell table:style-name="ce2" office:value-type="float" office:value="4.04577684402466" calcext:value-type="float">
            <text:p>4.04577684402466</text:p>
          </table:table-cell>
          <table:table-cell table:style-name="ce2" office:value-type="float" office:value="12.719433148702" calcext:value-type="float">
            <text:p>12.719433148702</text:p>
          </table:table-cell>
          <table:table-cell table:style-name="ce2" office:value-type="float" office:value="13.1356007258097" calcext:value-type="float">
            <text:p>13.1356007258097</text:p>
          </table:table-cell>
          <table:table-cell table:style-name="ce2" office:value-type="float" office:value="840.04600016276" calcext:value-type="float">
            <text:p>840.04600016276</text:p>
          </table:table-cell>
          <table:table-cell table:number-columns-repeated="2" table:style-name="ce2" office:value-type="string" calcext:value-type="string">
            <text:p>No</text:p>
          </table:table-cell>
          <table:table-cell/>
        </table:table-row>
        <table:table-row table:style-name="ro1">
          <table:table-cell table:style-name="ce2" office:value-type="string" calcext:value-type="string">
            <text:p>09-Jun-2021 22:37:42</text:p>
          </table:table-cell>
          <table:table-cell table:style-name="ce2" office:value-type="string" calcext:value-type="string">
            <text:p>09-Jun-2021 22:37:4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46319444974264" calcext:value-type="float">
            <text:p>2.46319444974264</text:p>
          </table:table-cell>
          <table:table-cell table:style-name="ce2" office:value-type="float" office:value="44.5390510559082" calcext:value-type="float">
            <text:p>44.5390510559082</text:p>
          </table:table-cell>
          <table:table-cell table:style-name="ce2" office:value-type="float" office:value="-99.5849533081055" calcext:value-type="float">
            <text:p>-99.5849533081055</text:p>
          </table:table-cell>
          <table:table-cell table:style-name="ce2" office:value-type="float" office:value="1832.79569498698" calcext:value-type="float">
            <text:p>1832.79569498698</text:p>
          </table:table-cell>
          <table:table-cell table:style-name="ce2" office:value-type="float" office:value="21.3814322153727" calcext:value-type="float">
            <text:p>21.3814322153727</text:p>
          </table:table-cell>
          <table:table-cell table:style-name="ce2" office:value-type="float" office:value="3.78150320053101" calcext:value-type="float">
            <text:p>3.78150320053101</text:p>
          </table:table-cell>
          <table:table-cell table:style-name="ce2" office:value-type="float" office:value="3.4514041741689" calcext:value-type="float">
            <text:p>3.4514041741689</text:p>
          </table:table-cell>
          <table:table-cell table:style-name="ce2" office:value-type="float" office:value="12.8444118499756" calcext:value-type="float">
            <text:p>12.8444118499756</text:p>
          </table:table-cell>
          <table:table-cell table:style-name="ce2" office:value-type="float" office:value="13.540914217631" calcext:value-type="float">
            <text:p>13.540914217631</text:p>
          </table:table-cell>
          <table:table-cell table:style-name="ce2" office:value-type="float" office:value="819.452087402344" calcext:value-type="float">
            <text:p>819.452087402344</text:p>
          </table:table-cell>
          <table:table-cell table:number-columns-repeated="2" table:style-name="ce2" office:value-type="string" calcext:value-type="string">
            <text:p>No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Really awesome isolated convective cell</text:p>
          </table:table-cell>
          <table:table-cell table:number-columns-repeated="4"/>
          <table:table-cell table:formula="of:=MIN([.F2:.F12])" office:value-type="float" office:value="44.7814254760742" calcext:value-type="float">
            <text:p>44.7814254760742</text:p>
          </table:table-cell>
          <table:table-cell table:formula="of:=MIN([.G2:.G12])" office:value-type="float" office:value="-99.3854141235352" calcext:value-type="float">
            <text:p>-99.38541412353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ward facing camera footage is awesome</text:p>
          </table:table-cell>
          <table:table-cell table:number-columns-repeated="4"/>
          <table:table-cell table:formula="of:=MAX([.F2:.F12])" office:value-type="float" office:value="45.0430514017741" calcext:value-type="float">
            <text:p>45.0430514017741</text:p>
          </table:table-cell>
          <table:table-cell table:formula="of:=MAX([.G2:.G12])" office:value-type="float" office:value="-98.7379730224609" calcext:value-type="float">
            <text:p>-98.737973022460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18:51:53.134845163</dc:date>
    <meta:editing-duration>PT10M38S</meta:editing-duration>
    <meta:editing-cycles>1</meta:editing-cycles>
    <meta:document-statistic meta:table-count="1" meta:cell-count="233" meta:object-count="0"/>
    <meta:generator>LibreOffice/7.3.7.2$Linux_X86_64 LibreOffice_project/30$Build-2</meta:generator>
  </office:meta>
</office:document-meta>
</file>